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51cm" fo:min-width="3.622cm"/>
    </style:style>
    <style:style style:name="gr2" style:family="graphic" style:parent-style-name="standard">
      <style:graphic-properties draw:textarea-horizontal-align="justify" draw:textarea-vertical-align="middle" draw:auto-grow-height="false" fo:min-height="3.403cm" fo:min-width="3.60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451cm" fo:min-width="2.78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6.9cm" svg:height="2.2cm" svg:x="7.3cm" svg:y="4.3cm">
          <text:p text:style-name="P1">Début serveu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1" xml:id="id3" draw:id="id3" draw:layer="layout" svg:width="4.1cm" svg:height="4.6cm" svg:x="8.7cm" svg:y="14.5cm">
          <text:p text:style-name="P1">Création</text:p>
          <text:p text:style-name="P1">d'un Thread</text:p>
          <text:p text:style-name="P1">de traitement</text:p>
          <text:p text:style-name="P1">d'un Client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3" draw:text-style-name="P2" draw:layer="layout" svg:x1="10.75cm" svg:y1="6.5cm" svg:x2="10.75cm" svg:y2="9cm" draw:start-shape="id1" draw:start-glue-point="6" draw:end-shape="id2" draw:end-glue-point="5" svg:d="M10750 6500v2500" svg:viewBox="0 0 1 2501">
          <text:p/>
        </draw:connector>
        <draw:connector draw:style-name="gr3" draw:text-style-name="P2" draw:layer="layout" svg:x1="10.75cm" svg:y1="11.7cm" svg:x2="10.75cm" svg:y2="14.5cm" draw:start-shape="id2" draw:start-glue-point="8" draw:end-shape="id3" draw:end-glue-point="4" svg:d="M10750 11700v2800" svg:viewBox="0 0 1 2801">
          <text:p/>
        </draw:connector>
        <draw:connector draw:style-name="gr3" draw:text-style-name="P2" draw:layer="layout" draw:line-skew="0.598cm 1.848cm" svg:x1="10.75cm" svg:y1="19.1cm" svg:x2="12.9cm" svg:y2="10.35cm" draw:start-shape="id3" draw:start-glue-point="6" draw:end-shape="id2" draw:end-glue-point="9" svg:d="M10750 19100v1100h5050v-9850h-2900" svg:viewBox="0 0 5051 9851">
          <text:p/>
        </draw:connector>
        <draw:custom-shape draw:style-name="gr4" draw:text-style-name="P1" xml:id="id2" draw:id="id2" draw:layer="layout" svg:width="5.4cm" svg:height="2.7cm" svg:x="8.05cm" svg:y="9cm">
          <text:p text:style-name="P1">Nouveau</text:p>
          <text:p text:style-name="P1">Clien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6T14:27:57.981075980</meta:creation-date>
    <dc:date>2016-02-06T14:39:03.724203899</dc:date>
    <meta:editing-duration>PT11M5S</meta:editing-duration>
    <meta:editing-cycles>1</meta:editing-cycles>
    <meta:document-statistic meta:object-count="6"/>
    <meta:generator>LibreOffice/5.0.4.2$Linux_X86_64 LibreOffice_project/00m0$Build-2</meta:generator>
  </office:meta>
</office:document-meta>
</file>